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Focus3-title">
      <style:graphic-properties fo:min-height="2.5cm"/>
      <style:paragraph-properties style:writing-mode="lr-tb"/>
    </style:style>
    <style:style style:name="pr14" style:family="presentation" style:parent-style-name="Focus3-outline1">
      <style:graphic-properties fo:min-height="10.001cm"/>
      <style:paragraph-properties style:writing-mode="lr-tb"/>
    </style:style>
    <style:style style:name="pr1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Text for Slide 1</text:span></text:p>
          </draw:text-box>
        </draw:frame>
        <draw:frame presentation:style-name="pr2" draw:text-style-name="P2" draw:layer="layout" svg:width="11.221cm" svg:height="2.63cm" svg:x="1.4cm" svg:y="0.627cm" presentation:class="title" presentation:user-transformed="true">
          <draw:text-box>
            <text:p>Slide 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2" draw:layer="layout" svg:width="12cm" svg:height="3cm" svg:x="8cm" svg:y="2.5cm" presentation:class="title">
          <draw:text-box>
            <text:p>Slide 2</text:p>
          </draw:text-box>
        </draw:frame>
        <draw:frame presentation:style-name="pr5" draw:text-style-name="P2" draw:layer="layout" svg:width="12cm" svg:height="7cm" svg:x="8cm" svg:y="6cm" presentation:class="outline">
          <draw:text-box>
            <text:list text:style-name="L2">
              <text:list-item>
                <text:p>Text for slide 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>Slide 3</text:p>
          </draw:text-box>
        </draw:frame>
        <draw:frame presentation:style-name="pr8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text-style-name="P2" draw:layer="layout" svg:width="24cm" svg:height="2.5cm" svg:x="2cm" svg:y="1cm" presentation:class="title">
          <draw:text-box>
            <text:p>Slide 4</text:p>
          </draw:text-box>
        </draw:frame>
        <draw:frame presentation:style-name="pr11" draw:text-style-name="P2" draw:layer="layout" svg:width="24cm" svg:height="10cm" svg:x="2cm" svg:y="4cm" presentation:class="outline">
          <draw:text-box>
            <text:list text:style-name="L2">
              <text:list-item>
                <text:p>Text for slide 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Slide 5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2">
              <text:list-item>
                <text:p>Text for slide 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5T20:34:46.789058504</meta:creation-date>
    <meta:editing-duration>PT2M28S</meta:editing-duration>
    <meta:editing-cycles>3</meta:editing-cycles>
    <meta:generator>LibreOffice/7.3.7.2$Linux_X86_64 LibreOffice_project/30$Build-2</meta:generator>
    <dc:title>Focus</dc:title>
    <dc:date>2024-06-28T02:37:58.705409301</dc:date>
    <meta:document-statistic meta:object-count="96"/>
  </office:meta>
</office:document-meta>
</file>